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 style:list-style-name="L1">
      <style:text-properties fo:font-size="30pt" officeooo:rsid="0022dd7e" officeooo:paragraph-rsid="0022dd7e" style:font-size-asian="26.25pt" style:font-size-complex="3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list xml:id="list112173315" text:style-name="L1">
        <text:list-item>
          <text:p text:style-name="P2">Donner la définition d’une électrisation.</text:p>
        </text:list-item>
        <text:list-item>
          <text:p text:style-name="P2">Donner la définition d’une éléctrocut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2-25T10:10:26.554935456</dc:date>
    <meta:editing-duration>PT3H18M8S</meta:editing-duration>
    <meta:editing-cycles>6</meta:editing-cycles>
    <meta:generator>LibreOffice/7.2.4.1$Linux_X86_64 LibreOffice_project/20$Build-1</meta:generator>
    <meta:document-statistic meta:table-count="0" meta:image-count="0" meta:object-count="0" meta:page-count="1" meta:paragraph-count="3" meta:word-count="18" meta:character-count="115" meta:non-whitespace-character-count="96"/>
  </office:meta>
</office:document-meta>
</file>